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/>
          <table:table-cell office:value-type="string" calcext:value-type="string">
            <text:p>BOTH(T&amp;&amp;V)</text:p>
          </table:table-cell>
          <table:table-cell office:value-type="string" calcext:value-type="string">
            <text:p>Only Text</text:p>
          </table:table-cell>
          <table:table-cell office:value-type="string" calcext:value-type="string">
            <text:p>Only Version</text:p>
          </table:table-cell>
          <table:table-cell office:value-type="string" calcext:value-type="string">
            <text:p>NO(T&amp;&amp;V)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0.286681715576" calcext:value-type="float">
            <text:p>0.2866817156</text:p>
          </table:table-cell>
          <table:table-cell office:value-type="float" office:value="0.292325056433" calcext:value-type="float">
            <text:p>0.2923250564</text:p>
          </table:table-cell>
          <table:table-cell office:value-type="float" office:value="0.29006772009" calcext:value-type="float">
            <text:p>0.2900677201</text:p>
          </table:table-cell>
          <table:table-cell office:value-type="float" office:value="0.297968397291" calcext:value-type="float">
            <text:p>0.2979683973</text:p>
          </table:table-cell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0.152595936795" calcext:value-type="float">
            <text:p>0.1525959368</text:p>
          </table:table-cell>
          <table:table-cell office:value-type="float" office:value="0.151241534989" calcext:value-type="float">
            <text:p>0.151241535</text:p>
          </table:table-cell>
          <table:table-cell office:value-type="float" office:value="0.16072234763" calcext:value-type="float">
            <text:p>0.1607223476</text:p>
          </table:table-cell>
          <table:table-cell office:value-type="float" office:value="0.1539503386" calcext:value-type="float">
            <text:p>0.1539503386</text:p>
          </table:table-cell>
        </table:table-row>
        <table:table-row table:style-name="ro1">
          <table:table-cell office:value-type="string" calcext:value-type="string">
            <text:p>K=10</text:p>
          </table:table-cell>
          <table:table-cell office:value-type="float" office:value="0.100225733634" calcext:value-type="float">
            <text:p>0.1002257336</text:p>
          </table:table-cell>
          <table:table-cell office:value-type="float" office:value="0.1" calcext:value-type="float">
            <text:p>0.1</text:p>
          </table:table-cell>
          <table:table-cell office:value-type="float" office:value="0.098532731377" calcext:value-type="float">
            <text:p>0.0985327314</text:p>
          </table:table-cell>
          <table:table-cell office:value-type="float" office:value="0.102708803612" calcext:value-type="float">
            <text:p>0.1027088036</text:p>
          </table:table-cell>
        </table:table-row>
        <table:table-row table:style-name="ro1">
          <table:table-cell office:value-type="string" calcext:value-type="string">
            <text:p>K=15</text:p>
          </table:table-cell>
          <table:table-cell office:value-type="float" office:value="0.0752445447705" calcext:value-type="float">
            <text:p>0.0752445448</text:p>
          </table:table-cell>
          <table:table-cell office:value-type="float" office:value="0.0762979683973" calcext:value-type="float">
            <text:p>0.0762979684</text:p>
          </table:table-cell>
          <table:table-cell office:value-type="float" office:value="0.0769751693002" calcext:value-type="float">
            <text:p>0.0769751693</text:p>
          </table:table-cell>
          <table:table-cell office:value-type="float" office:value="0.0740406320542" calcext:value-type="float">
            <text:p>0.0740406321</text:p>
          </table:table-cell>
        </table:table-row>
        <table:table-row table:style-name="ro1">
          <table:table-cell office:value-type="string" calcext:value-type="string">
            <text:p>K=20</text:p>
          </table:table-cell>
          <table:table-cell office:value-type="float" office:value="0.0630361173815" calcext:value-type="float">
            <text:p>0.0630361174</text:p>
          </table:table-cell>
          <table:table-cell office:value-type="float" office:value="0.0569413092551" calcext:value-type="float">
            <text:p>0.0569413093</text:p>
          </table:table-cell>
          <table:table-cell office:value-type="float" office:value="0.0613995485327" calcext:value-type="float">
            <text:p>0.0613995485</text:p>
          </table:table-cell>
          <table:table-cell office:value-type="float" office:value="0.061230248307" calcext:value-type="float">
            <text:p>0.0612302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9:06:45.402484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1:05:54.580838712</meta:creation-date>
    <dc:date>2017-02-21T09:36:24.511710715</dc:date>
    <meta:editing-duration>PT2H8M19S</meta:editing-duration>
    <meta:editing-cycles>7</meta:editing-cycles>
    <meta:generator>LibreOffice/5.1.4.2$Linux_X86_64 LibreOffice_project/10m0$Build-2</meta:generator>
    <meta:document-statistic meta:table-count="1" meta:cell-count="29" meta:object-count="0"/>
  </office:meta>
</office:document-meta>
</file>